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48c7" officeooo:paragraph-rsid="0016ffb3"/>
    </style:style>
    <style:style style:name="P2" style:family="paragraph" style:parent-style-name="Standard">
      <style:text-properties officeooo:rsid="0019e228" officeooo:paragraph-rsid="0019e228"/>
    </style:style>
    <style:style style:name="P3" style:family="paragraph" style:parent-style-name="Standard">
      <style:text-properties officeooo:rsid="001a364b" officeooo:paragraph-rsid="001a364b"/>
    </style:style>
    <style:style style:name="T1" style:family="text">
      <style:text-properties officeooo:rsid="0016ffb3"/>
    </style:style>
    <style:style style:name="T2" style:family="text">
      <style:text-properties officeooo:rsid="0019e2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1<text:span text:style-name="T1">6</text:span> Apr 2020</text:p>
      <text:p text:style-name="P1">Group I</text:p>
      <text:p text:style-name="P1">Present: Colin, Mariah, Peter, Stefan </text:p>
      <text:p text:style-name="P1">Absent: <text:span text:style-name="T2">Alex</text:span></text:p>
      <text:p text:style-name="P1">Started: <text:span text:style-name="T1">5:00</text:span> <text:span text:style-name="T1">PM</text:span></text:p>
      <text:p text:style-name="P1"/>
      <text:p text:style-name="P2">This final session was focused on clearing up any remaining issues with the program, before having Colin perform his final spot check. All members have completed and implemented their features, and have gathered to give feedback on anything that could be improved.</text:p>
      <text:p text:style-name="P2"/>
      <text:p text:style-name="P2">Alex had physical therapy.</text:p>
      <text:p text:style-name="P2"/>
      <text:p text:style-name="P2">Stefan started the meeting by sending out a ZIP file with his latest updates, primarily to the reset function. With some minimal changes, he was able to store position and rotation settings upon setup, and extract this information upon reset. </text:p>
      <text:p text:style-name="P2"/>
      <text:p text:style-name="P2">All members quickly tested the program on their machines, and said that everything performed as it should, even with erratic clicking and unusual move-making. </text:p>
      <text:p text:style-name="P2"/>
      <text:p text:style-name="P2">Peter noted that the 100x100 tiles do not fit well on a laptop screen, and sent out a fix that produces two columns on either side of the game board. This wasn’t to be pushed, more to assist others who didn’t want to reduce tile size. </text:p>
      <text:p text:style-name="P2"/>
      <text:p text:style-name="P2">Colin stated that he would be able to perform a QA analysis on the program in detail later this evening, which is well timed with the deadline posted for tomorrow. </text:p>
      <text:p text:style-name="P2"/>
      <text:p text:style-name="P2">All members agreed that the program looks great, and that they are comfortable with submitting what they have contributed.</text:p>
      <text:p text:style-name="P2"/>
      <text:p text:style-name="P3">Meeting End: 5:35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5:26:49.045762719</meta:creation-date>
    <dc:date>2020-04-16T18:10:08.926587201</dc:date>
    <meta:editing-duration>PT3M6S</meta:editing-duration>
    <meta:editing-cycles>3</meta:editing-cycles>
    <meta:generator>LibreOffice/5.2.7.2$Linux_X86_64 LibreOffice_project/20m0$Build-2</meta:generator>
    <meta:document-statistic meta:table-count="0" meta:image-count="0" meta:object-count="0" meta:page-count="1" meta:paragraph-count="13" meta:word-count="225" meta:character-count="1326" meta:non-whitespace-character-count="1109"/>
  </office:meta>
</office:document-meta>
</file>